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42cm" fo:min-width="4.16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85cm" fo:min-width="4.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872cm" fo:min-width="4.02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5cm" fo:min-width="5.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004cm" fo:min-width="4.09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6.6cm" svg:height="3.1cm" svg:x="1.1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9.5cm" svg:height="4.2cm" svg:x="0.6cm" svg:y="6.2cm">
          <text:p text:style-name="P1">Pobierz liczbę </text:p>
          <text:p text:style-name="P1">Od użytkownik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4.5cm" svg:y1="4.3cm" svg:x2="5.4cm" svg:y2="6.5cm">
          <text:p/>
        </draw:line>
        <draw:custom-shape draw:style-name="gr4" draw:text-style-name="P2" xml:id="id2" draw:id="id2" draw:layer="layout" svg:width="6.4cm" svg:height="3cm" svg:x="9.5cm" svg:y="10cm">
          <text:p text:style-name="P1">Drukuj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5.35cm" svg:y1="10.4cm" svg:x2="9.5cm" svg:y2="11.5cm" draw:start-shape="id1" draw:start-glue-point="6" draw:end-shape="id2" draw:end-glue-point="6" svg:d="M5350 10400v1100h4150" svg:viewBox="0 0 4151 1101">
          <text:p text:style-name="P1">Nie</text:p>
        </draw:connector>
        <draw:connector draw:style-name="gr6" draw:text-style-name="P1" draw:layer="layout" svg:x1="12.7cm" svg:y1="10cm" svg:x2="10.1cm" svg:y2="8.3cm" draw:start-shape="id2" draw:start-glue-point="4" draw:end-shape="id1" draw:end-glue-point="7" svg:d="M12700 10000v-1700h-2600" svg:viewBox="0 0 2601 1701">
          <text:p/>
        </draw:connector>
        <draw:custom-shape draw:style-name="gr7" draw:text-style-name="P2" xml:id="id3" draw:id="id3" draw:layer="layout" svg:width="6.4cm" svg:height="3.8cm" svg:x="1.9cm" svg:y="15.3cm">
          <text:p text:style-name="P1">Wypisz liczby od zera</text:p>
          <text:p text:style-name="P1">Do podanej cyfry plus</text:p>
          <text:p text:style-name="P1">jede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35cm" svg:y1="10.4cm" svg:x2="1.9cm" svg:y2="17.2cm" draw:start-shape="id1" draw:start-glue-point="6" draw:end-shape="id3" draw:end-glue-point="3" svg:d="M5350 10400v2451h-3951v4349h501" svg:viewBox="0 0 3952 6801">
          <text:p text:style-name="P1">Tak</text:p>
        </draw:connector>
        <draw:custom-shape draw:style-name="gr8" draw:text-style-name="P2" draw:layer="layout" svg:width="6.5cm" svg:height="4.6cm" svg:x="10.2cm" svg:y="19.5cm">
          <text:p text:style-name="P1">Wydrukuj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4cm" svg:y1="17.1cm" svg:x2="11.2cm" svg:y2="2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1:11:54.669000000</meta:creation-date>
    <dc:date>2018-10-02T21:22:46.485000000</dc:date>
    <meta:editing-duration>PT10M51S</meta:editing-duration>
    <meta:editing-cycles>3</meta:editing-cycles>
    <meta:generator>LibreOffice/5.0.0.5$Windows_x86 LibreOffice_project/1b1a90865e348b492231e1c451437d7a15bb262b</meta:generator>
    <meta:document-statistic meta:object-count="10"/>
  </office:meta>
</office:document-meta>
</file>